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05pt"/>
    </style:style>
    <style:style style:name="co2" style:family="table-column">
      <style:table-column-properties fo:break-before="auto" style:column-width="79.8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6" style:data-style-name="N0">
      <style:table-cell-properties fo:padding="2.01pt"/>
    </style:style>
    <style:style style:name="ce2" style:family="table-cell" style:parent-style-name="Normal_20_6" style:data-style-name="N0">
      <style:table-cell-properties fo:background-color="#ffff00" fo:padding="2.01pt"/>
    </style:style>
    <style:style style:name="ce3" style:family="table-cell" style:parent-style-name="Normal_20_6">
      <style:table-cell-properties fo:padding="2.01pt"/>
    </style:style>
    <style:style style:name="ce4" style:family="table-cell" style:parent-style-name="Normal_20_6">
      <style:table-cell-properties fo:background-color="#ffff00" fo:padding="2.01p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54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Identifier 1</text:p>
          </table:table-cell>
          <table:table-cell table:style-name="ce1" office:value-type="string" calcext:value-type="string">
            <text:p>Identifier 2</text:p>
          </table:table-cell>
          <table:table-cell table:style-name="ce1" office:value-type="string" calcext:value-type="string">
            <text:p>Peak Nr <text:s/>Flash TCD</text:p>
          </table:table-cell>
          <table:table-cell table:style-name="ce1" office:value-type="string" calcext:value-type="string">
            <text:p>Rt Flash TCD</text:p>
          </table:table-cell>
          <table:table-cell table:style-name="ce1" office:value-type="string" calcext:value-type="string">
            <text:p>Detector Name Flash TCD</text:p>
          </table:table-cell>
          <table:table-cell table:style-name="ce1" office:value-type="string" calcext:value-type="string">
            <text:p>rArea Flash TCD</text:p>
          </table:table-cell>
          <table:table-cell table:style-name="ce1" office:value-type="string" calcext:value-type="string">
            <text:p>Amt% Flash TCD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3505</text:p>
          </table:table-cell>
          <table:table-cell table:style-name="ce1" office:value-type="string" calcext:value-type="string">
            <text:p>Sucro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4.1" calcext:value-type="float">
            <text:p>2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53311" calcext:value-type="float">
            <text:p>1533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3505</text:p>
          </table:table-cell>
          <table:table-cell table:style-name="ce1" office:value-type="string" calcext:value-type="string">
            <text:p>Sucrose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06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62462" calcext:value-type="float">
            <text:p>624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06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1.1" calcext:value-type="float">
            <text:p>231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769475" calcext:value-type="float">
            <text:p>769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06</text:p>
          </table:table-cell>
          <table:table-cell table:style-name="ce1" office:value-type="string" calcext:value-type="string">
            <text:p>USG 40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507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80763" calcext:value-type="float">
            <text:p>1807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507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43.1" calcext:value-type="float">
            <text:p>24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507</text:p>
          </table:table-cell>
          <table:table-cell table:style-name="ce1" office:value-type="string" calcext:value-type="string">
            <text:p>N2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08</text:p>
          </table:table-cell>
          <table:table-cell table:style-name="ce1" office:value-type="string" calcext:value-type="string">
            <text:p>Blan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4.1" calcext:value-type="float">
            <text:p>2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08</text:p>
          </table:table-cell>
          <table:table-cell table:style-name="ce1" office:value-type="string" calcext:value-type="string">
            <text:p>Blank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3509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1421" calcext:value-type="float">
            <text:p>214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3509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0821" calcext:value-type="float">
            <text:p>2708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3509</text:p>
          </table:table-cell>
          <table:table-cell table:style-name="ce1" office:value-type="string" calcext:value-type="string">
            <text:p>USG 4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351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68861" calcext:value-type="float">
            <text:p>6886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351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2.1" calcext:value-type="float">
            <text:p>232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540027" calcext:value-type="float">
            <text:p>540027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351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1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1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43291" calcext:value-type="float">
            <text:p>1432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1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.1" calcext:value-type="float">
            <text:p>230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107008" calcext:value-type="float">
            <text:p>1107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1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3512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3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3512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3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1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94151" calcext:value-type="float">
            <text:p>941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1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.1" calcext:value-type="float">
            <text:p>230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874736" calcext:value-type="float">
            <text:p>8747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1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3514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17480" calcext:value-type="float">
            <text:p>1748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3514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.1" calcext:value-type="float">
            <text:p>233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45684" calcext:value-type="float">
            <text:p>245684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3514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5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1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6231" calcext:value-type="float">
            <text:p>262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1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55703" calcext:value-type="float">
            <text:p>3557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1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6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3516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4535" calcext:value-type="float">
            <text:p>2453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3516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.1" calcext:value-type="float">
            <text:p>233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332567" calcext:value-type="float">
            <text:p>332567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3516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7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1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2" calcext:value-type="float">
            <text:p>135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2077" calcext:value-type="float">
            <text:p>220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1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2" calcext:value-type="float">
            <text:p>233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07710" calcext:value-type="float">
            <text:p>3077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1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8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3518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7015" calcext:value-type="float">
            <text:p>2701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3518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2.1" calcext:value-type="float">
            <text:p>232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375740" calcext:value-type="float">
            <text:p>37574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3518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9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351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2" calcext:value-type="float">
            <text:p>134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4170" calcext:value-type="float">
            <text:p>24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351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2" calcext:value-type="float">
            <text:p>233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19901" calcext:value-type="float">
            <text:p>3199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351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10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3352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4.1" calcext:value-type="float">
            <text:p>134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3462" calcext:value-type="float">
            <text:p>2346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3352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.1" calcext:value-type="float">
            <text:p>233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320928" calcext:value-type="float">
            <text:p>320928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3352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A11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352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9507" calcext:value-type="float">
            <text:p>195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352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69651" calcext:value-type="float">
            <text:p>2696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352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A12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3522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76110" calcext:value-type="float">
            <text:p>1761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3522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42.1" calcext:value-type="float">
            <text:p>24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3522</text:p>
          </table:table-cell>
          <table:table-cell table:style-name="ce1" office:value-type="string" calcext:value-type="string">
            <text:p>N2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352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60638" calcext:value-type="float">
            <text:p>606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352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506453" calcext:value-type="float">
            <text:p>5064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352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2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4224" calcext:value-type="float">
            <text:p>242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2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28073" calcext:value-type="float">
            <text:p>2280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52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52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0464" calcext:value-type="float">
            <text:p>204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52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2508" calcext:value-type="float">
            <text:p>2825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52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2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2" calcext:value-type="float">
            <text:p>135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1252" calcext:value-type="float">
            <text:p>212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2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2" calcext:value-type="float">
            <text:p>233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98868" calcext:value-type="float">
            <text:p>2988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352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352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3" calcext:value-type="float">
            <text:p>135.3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221" calcext:value-type="float">
            <text:p>282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352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3" calcext:value-type="float">
            <text:p>232.3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78413" calcext:value-type="float">
            <text:p>3784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352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5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352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2" calcext:value-type="float">
            <text:p>134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0809" calcext:value-type="float">
            <text:p>308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352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2" calcext:value-type="float">
            <text:p>232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10399" calcext:value-type="float">
            <text:p>4103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352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6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3352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6442" calcext:value-type="float">
            <text:p>264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3352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60594" calcext:value-type="float">
            <text:p>3605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3352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7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353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1563" calcext:value-type="float">
            <text:p>315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353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16287" calcext:value-type="float">
            <text:p>4162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353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8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353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3352" calcext:value-type="float">
            <text:p>333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353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76292" calcext:value-type="float">
            <text:p>4762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353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9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3353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9972" calcext:value-type="float">
            <text:p>299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3353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08062" calcext:value-type="float">
            <text:p>4080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3353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0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3353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2" calcext:value-type="float">
            <text:p>134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678" calcext:value-type="float">
            <text:p>286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3353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2" calcext:value-type="float">
            <text:p>232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04379" calcext:value-type="float">
            <text:p>4043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3353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1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353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863" calcext:value-type="float">
            <text:p>278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353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76206" calcext:value-type="float">
            <text:p>3762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353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B12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33535</text:p>
          </table:table-cell>
          <table:table-cell table:style-name="ce1" office:value-type="string" calcext:value-type="string">
            <text:p>Sucro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34609" calcext:value-type="float">
            <text:p>3346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33535</text:p>
          </table:table-cell>
          <table:table-cell table:style-name="ce1" office:value-type="string" calcext:value-type="string">
            <text:p>Sucrose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3353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52257" calcext:value-type="float">
            <text:p>522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3353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30368" calcext:value-type="float">
            <text:p>4303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3353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3353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72170" calcext:value-type="float">
            <text:p>72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3353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1.1" calcext:value-type="float">
            <text:p>231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599616" calcext:value-type="float">
            <text:p>5996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3353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3353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70362" calcext:value-type="float">
            <text:p>703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3353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1.1" calcext:value-type="float">
            <text:p>231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607580" calcext:value-type="float">
            <text:p>6075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3353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353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2" calcext:value-type="float">
            <text:p>135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0391" calcext:value-type="float">
            <text:p>303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353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2" calcext:value-type="float">
            <text:p>232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11381" calcext:value-type="float">
            <text:p>4113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353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4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354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9237" calcext:value-type="float">
            <text:p>292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354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99334" calcext:value-type="float">
            <text:p>3993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354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354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2" calcext:value-type="float">
            <text:p>135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4511" calcext:value-type="float">
            <text:p>245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354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2" calcext:value-type="float">
            <text:p>232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34207" calcext:value-type="float">
            <text:p>3342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354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354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727" calcext:value-type="float">
            <text:p>277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354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71883" calcext:value-type="float">
            <text:p>3718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354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7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354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6199" calcext:value-type="float">
            <text:p>26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354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52538" calcext:value-type="float">
            <text:p>3525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354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8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3354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5234" calcext:value-type="float">
            <text:p>252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3354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55755" calcext:value-type="float">
            <text:p>3557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3354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9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3354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2245" calcext:value-type="float">
            <text:p>222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3354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98790" calcext:value-type="float">
            <text:p>2987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3354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0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3354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0858" calcext:value-type="float">
            <text:p>208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3354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3576" calcext:value-type="float">
            <text:p>2835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3354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1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3354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0532" calcext:value-type="float">
            <text:p>205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3354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1265" calcext:value-type="float">
            <text:p>2812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3354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C12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33548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79503" calcext:value-type="float">
            <text:p>795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33548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0.1" calcext:value-type="float">
            <text:p>230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984882" calcext:value-type="float">
            <text:p>9848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33548</text:p>
          </table:table-cell>
          <table:table-cell table:style-name="ce1" office:value-type="string" calcext:value-type="string">
            <text:p>USG 40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3354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3" calcext:value-type="float">
            <text:p>134.3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8653" calcext:value-type="float">
            <text:p>486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3354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3" calcext:value-type="float">
            <text:p>232.3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07815" calcext:value-type="float">
            <text:p>4078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3354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3355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0906" calcext:value-type="float">
            <text:p>409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3355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34349" calcext:value-type="float">
            <text:p>3343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3355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3355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0068" calcext:value-type="float">
            <text:p>300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3355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99597" calcext:value-type="float">
            <text:p>3995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3355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3355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860" calcext:value-type="float">
            <text:p>278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3355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64180" calcext:value-type="float">
            <text:p>364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3355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3355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3148" calcext:value-type="float">
            <text:p>231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3355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18658" calcext:value-type="float">
            <text:p>3186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3355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3355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2460" calcext:value-type="float">
            <text:p>224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3355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13651" calcext:value-type="float">
            <text:p>3136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3355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3355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4871" calcext:value-type="float">
            <text:p>248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3355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52761" calcext:value-type="float">
            <text:p>3527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3355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3355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2" calcext:value-type="float">
            <text:p>134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3645" calcext:value-type="float">
            <text:p>236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3355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2" calcext:value-type="float">
            <text:p>233.2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24812" calcext:value-type="float">
            <text:p>3248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3355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3355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506" calcext:value-type="float">
            <text:p>275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3355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78598" calcext:value-type="float">
            <text:p>3785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3355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9</text:p>
          </table:table-cell>
          <table:table-cell table:number-columns-repeated="102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3355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049" calcext:value-type="float">
            <text:p>270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3355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64466" calcext:value-type="float">
            <text:p>3644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3355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33559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6264" calcext:value-type="float">
            <text:p>26264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33559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.1" calcext:value-type="float">
            <text:p>233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356045" calcext:value-type="float">
            <text:p>35604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33559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D11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3356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4966" calcext:value-type="float">
            <text:p>349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3356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83053" calcext:value-type="float">
            <text:p>4830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3356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D12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33561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04754" calcext:value-type="float">
            <text:p>1047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33561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6.1" calcext:value-type="float">
            <text:p>236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33561</text:p>
          </table:table-cell>
          <table:table-cell table:style-name="ce1" office:value-type="string" calcext:value-type="string">
            <text:p>N2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3356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2566" calcext:value-type="float">
            <text:p>325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3356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6789" calcext:value-type="float">
            <text:p>2767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3356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</text:p>
          </table:table-cell>
          <table:table-cell table:number-columns-repeated="102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3356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51070" calcext:value-type="float">
            <text:p>1510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3356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9.1" calcext:value-type="float">
            <text:p>229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171141" calcext:value-type="float">
            <text:p>11711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3356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2</text:p>
          </table:table-cell>
          <table:table-cell table:number-columns-repeated="102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3356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62704" calcext:value-type="float">
            <text:p>627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3356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1.1" calcext:value-type="float">
            <text:p>231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506697" calcext:value-type="float">
            <text:p>5066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33564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3</text:p>
          </table:table-cell>
          <table:table-cell table:number-columns-repeated="102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3356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531" calcext:value-type="float">
            <text:p>285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3356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32917" calcext:value-type="float">
            <text:p>4329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3356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4</text:p>
          </table:table-cell>
          <table:table-cell table:number-columns-repeated="102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3356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3356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19852" calcext:value-type="float">
            <text:p>3198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3356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5</text:p>
          </table:table-cell>
          <table:table-cell table:number-columns-repeated="102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3356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4" calcext:value-type="float">
            <text:p>135.4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4494" calcext:value-type="float">
            <text:p>244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3356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4" calcext:value-type="float">
            <text:p>232.4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54772" calcext:value-type="float">
            <text:p>3547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3356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6</text:p>
          </table:table-cell>
          <table:table-cell table:number-columns-repeated="102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3356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9295" calcext:value-type="float">
            <text:p>292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3356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02426" calcext:value-type="float">
            <text:p>4024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3356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7</text:p>
          </table:table-cell>
          <table:table-cell table:number-columns-repeated="10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3356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8</text:p>
          </table:table-cell>
          <table:table-cell table:number-columns-repeated="6"/>
          <table:table-cell office:value-type="string" calcext:value-type="string">
            <text:p>Injektion skubbet 1 plads.</text:p>
          </table:table-cell>
          <table:table-cell table:number-columns-repeated="101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3356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8</text:p>
          </table:table-cell>
          <table:table-cell table:number-columns-repeated="102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3357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5680" calcext:value-type="float">
            <text:p>256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3357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70022" calcext:value-type="float">
            <text:p>3700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33570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9</text:p>
          </table:table-cell>
          <table:table-cell table:number-columns-repeated="102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3357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5192" calcext:value-type="float">
            <text:p>25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3357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40347" calcext:value-type="float">
            <text:p>3403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3357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0</text:p>
          </table:table-cell>
          <table:table-cell table:number-columns-repeated="1020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3357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7264" calcext:value-type="float">
            <text:p>272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3357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77455" calcext:value-type="float">
            <text:p>3774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33572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1</text:p>
          </table:table-cell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3357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7540" calcext:value-type="float">
            <text:p>175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3357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55180" calcext:value-type="float">
            <text:p>255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33573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E12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33574</text:p>
          </table:table-cell>
          <table:table-cell table:style-name="ce1" office:value-type="string" calcext:value-type="string">
            <text:p>Sucro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9925" calcext:value-type="float">
            <text:p>199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33574</text:p>
          </table:table-cell>
          <table:table-cell table:style-name="ce1" office:value-type="string" calcext:value-type="string">
            <text:p>Sucros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84359" calcext:value-type="float">
            <text:p>2843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33574</text:p>
          </table:table-cell>
          <table:table-cell table:style-name="ce1" office:value-type="string" calcext:value-type="string">
            <text:p>Sucrose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3357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87524" calcext:value-type="float">
            <text:p>1875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33575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3357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63807" calcext:value-type="float">
            <text:p>638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3357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508640" calcext:value-type="float">
            <text:p>5086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33576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3357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3477" calcext:value-type="float">
            <text:p>234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3357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95071" calcext:value-type="float">
            <text:p>1950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33577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3357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6579" calcext:value-type="float">
            <text:p>265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3357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64633" calcext:value-type="float">
            <text:p>3646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33578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3357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1263" calcext:value-type="float">
            <text:p>212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3357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05862" calcext:value-type="float">
            <text:p>3058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33579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3358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F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5478" calcext:value-type="float">
            <text:p>25478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3358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F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.1" calcext:value-type="float">
            <text:p>233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350727" calcext:value-type="float">
            <text:p>350727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33580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F6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3358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1084" calcext:value-type="float">
            <text:p>210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3358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3.1" calcext:value-type="float">
            <text:p>233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304880" calcext:value-type="float">
            <text:p>3048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33581</text:p>
          </table:table-cell>
          <table:table-cell table:style-name="ce1" office:value-type="string" calcext:value-type="string">
            <text:p>Sirot_Box 1</text:p>
          </table:table-cell>
          <table:table-cell table:style-name="ce1" office:value-type="string" calcext:value-type="string">
            <text:p>F7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33582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F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5.1" calcext:value-type="float">
            <text:p>135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25222" calcext:value-type="float">
            <text:p>2522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33582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F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.1" calcext:value-type="float">
            <text:p>233.1</text:p>
          </table:table-cell>
          <table:table-cell table:style-name="ce2" office:value-type="string" calcext:value-type="string">
            <text:p>Flash TCD</text:p>
          </table:table-cell>
          <table:table-cell table:style-name="ce2" office:value-type="float" office:value="338993" calcext:value-type="float">
            <text:p>338993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48"/>
          <table:table-cell table:style-name="ce5" table:number-columns-repeated="76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33582</text:p>
          </table:table-cell>
          <table:table-cell table:style-name="ce2" office:value-type="string" calcext:value-type="string">
            <text:p>Sirot_Box 1</text:p>
          </table:table-cell>
          <table:table-cell table:style-name="ce2" office:value-type="string" calcext:value-type="string">
            <text:p>F8</text:p>
          </table:table-cell>
          <table:table-cell table:style-name="ce4" table:number-columns-repeated="253"/>
          <table:table-cell table:style-name="ce5" table:number-columns-repeated="76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33583</text:p>
          </table:table-cell>
          <table:table-cell table:style-name="ce1" office:value-type="string" calcext:value-type="string">
            <text:p>Sucro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5262" calcext:value-type="float">
            <text:p>252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33583</text:p>
          </table:table-cell>
          <table:table-cell table:style-name="ce1" office:value-type="string" calcext:value-type="string">
            <text:p>Sucros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1.1" calcext:value-type="float">
            <text:p>231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662936" calcext:value-type="float">
            <text:p>6629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33583</text:p>
          </table:table-cell>
          <table:table-cell table:style-name="ce1" office:value-type="string" calcext:value-type="string">
            <text:p>Sucrose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33584</text:p>
          </table:table-cell>
          <table:table-cell table:style-name="ce1" office:value-type="string" calcext:value-type="string">
            <text:p>USG 4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2.1" calcext:value-type="float">
            <text:p>232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420044" calcext:value-type="float">
            <text:p>4200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33584</text:p>
          </table:table-cell>
          <table:table-cell table:style-name="ce1" office:value-type="string" calcext:value-type="string">
            <text:p>USG 40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33585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86024" calcext:value-type="float">
            <text:p>860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33585</text:p>
          </table:table-cell>
          <table:table-cell table:style-name="ce1" office:value-type="string" calcext:value-type="string">
            <text:p>N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0.1" calcext:value-type="float">
            <text:p>230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067268" calcext:value-type="float">
            <text:p>10672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33585</text:p>
          </table:table-cell>
          <table:table-cell table:style-name="ce1" office:value-type="string" calcext:value-type="string">
            <text:p>N2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33586</text:p>
          </table:table-cell>
          <table:table-cell table:style-name="ce1" office:value-type="string" calcext:value-type="string">
            <text:p>System blan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147931" calcext:value-type="float">
            <text:p>1479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33586</text:p>
          </table:table-cell>
          <table:table-cell table:style-name="ce1" office:value-type="string" calcext:value-type="string">
            <text:p>System blank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36.1" calcext:value-type="float">
            <text:p>236.1</text:p>
          </table:table-cell>
          <table:table-cell table:style-name="ce1" office:value-type="string" calcext:value-type="string">
            <text:p>Flash TCD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33586</text:p>
          </table:table-cell>
          <table:table-cell table:style-name="ce1" office:value-type="string" calcext:value-type="string">
            <text:p>System blank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33587</text:p>
          </table:table-cell>
          <table:table-cell table:style-name="ce1" office:value-type="string" calcext:value-type="string">
            <text:p>System blank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33587</text:p>
          </table:table-cell>
          <table:table-cell table:style-name="ce1" office:value-type="string" calcext:value-type="string">
            <text:p>System blank</text:p>
          </table:table-cell>
          <table:table-cell table:number-columns-repeated="1021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40:55.862246135</meta:creation-date>
    <dc:date>2018-02-05T16:31:46.249971777</dc:date>
    <meta:editing-duration>PT50M50S</meta:editing-duration>
    <meta:editing-cycles>1</meta:editing-cycles>
    <meta:document-statistic meta:table-count="1" meta:cell-count="1709" meta:object-count="0"/>
    <meta:generator>LibreOffice/5.1.6.2$Linux_X86_64 LibreOffice_project/10m0$Build-2</meta:generator>
  </office:meta>
</office:document-meta>
</file>